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2: Расширенные операции SQL</text:h>
      <text:h text:style-name="P8" text:outline-level="4">2.1 Условные операторы</text:h>
      <text:list xml:id="list3856067847963621653" text:style-name="L1">
        <text:list-item>
          <text:p text:style-name="P5"><text:span text:style-name="Strong_20_Emphasis">IF:</text:span></text:p>
          <text:list>
            <text:list-item>
              <text:p text:style-name="P1">Использование оператора IF для выполнения различных действий в зависимости от условия.</text:p>
            </text:list-item>
            <text:list-item>
              <text:p text:style-name="P1">Примеры использования IF для управления потоком выполнения запросов.</text:p>
            </text:list-item>
          </text:list>
        </text:list-item>
        <text:list-item>
          <text:p text:style-name="P5"><text:span text:style-name="Strong_20_Emphasis">CASE:</text:span></text:p>
          <text:list>
            <text:list-item>
              <text:p text:style-name="P1">Использование оператора CASE для выполнения различных действий в зависимости от нескольких условий.</text:p>
            </text:list-item>
            <text:list-item>
              <text:p text:style-name="P5">Применение CASE для обработки различных вариантов данных.</text:p>
            </text:list-item>
          </text:list>
        </text:list-item>
      </text:list>
      <text:h text:style-name="P8" text:outline-level="4">2.2 Функции</text:h>
      <text:list xml:id="list3655031939389001942" text:style-name="L2">
        <text:list-item>
          <text:p text:style-name="P6"><text:span text:style-name="Strong_20_Emphasis">Встроенные функции:</text:span></text:p>
          <text:list>
            <text:list-item>
              <text:p text:style-name="P2">Обзор часто используемых встроенных функций: функции даты и времени, математические функции, функции строк и т.д.</text:p>
            </text:list-item>
            <text:list-item>
              <text:p text:style-name="P2">Примеры использования функций для обработки данных.</text:p>
            </text:list-item>
          </text:list>
        </text:list-item>
        <text:list-item>
          <text:p text:style-name="P6"><text:span text:style-name="Strong_20_Emphasis">Пользовательские функции:</text:span></text:p>
          <text:list>
            <text:list-item>
              <text:p text:style-name="P2">Создание пользовательских функций для упрощения выполнения повторяющихся задач.</text:p>
            </text:list-item>
            <text:list-item>
              <text:p text:style-name="P6">Использование параметров в пользовательских функциях.</text:p>
            </text:list-item>
          </text:list>
        </text:list-item>
      </text:list>
      <text:h text:style-name="P8" text:outline-level="4">2.3 Соединения (JOIN)</text:h>
      <text:list xml:id="list5187132986640090696" text:style-name="L3">
        <text:list-item>
          <text:p text:style-name="P7"><text:span text:style-name="Strong_20_Emphasis">INNER JOIN:</text:span></text:p>
          <text:list>
            <text:list-item>
              <text:p text:style-name="P3">Объединение данных из двух таблиц на основе совпадения значений ключевых столбцов.</text:p>
            </text:list-item>
            <text:list-item>
              <text:p text:style-name="P3">Применение INNER JOIN для получения данных, которые присутствуют в обеих таблицах.</text:p>
            </text:list-item>
          </text:list>
        </text:list-item>
        <text:list-item>
          <text:p text:style-name="P7"><text:span text:style-name="Strong_20_Emphasis">LEFT JOIN, RIGHT JOIN, FULL OUTER JOIN:</text:span></text:p>
          <text:list>
            <text:list-item>
              <text:p text:style-name="P3">Использование различных типов соединений для получения различных комбинаций данных из таблиц.</text:p>
            </text:list-item>
            <text:list-item>
              <text:p text:style-name="P3">Примеры использования LEFT, RIGHT и FULL OUTER JOIN для объединения данных.</text:p>
            </text:list-item>
          </text:list>
        </text:list-item>
        <text:list-item>
          <text:p text:style-name="P7"><text:span text:style-name="Strong_20_Emphasis">JOIN с использованием подзапросов:</text:span></text:p>
          <text:list>
            <text:list-item>
              <text:p text:style-name="P3">Вложенные запросы для создания временных таблиц для JOIN операций.</text:p>
            </text:list-item>
            <text:list-item>
              <text:p text:style-name="P7">Применение подзапросов для создания сложных условий соединения.</text:p>
            </text:list-item>
          </text:list>
        </text:list-item>
      </text:list>
      <text:p text:style-name="P4">Каждая операция и тип соединения должны быть представлены на примерах, дополненных объяснениями и практическими заданиями. Подчеркивается эффективное использование этих конструкций для обработки данных из разных таблиц и их преимущества в реальных сценариях разработки баз данных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2-01T22:42:40.45</dc:date>
    <meta:document-statistic meta:table-count="0" meta:image-count="0" meta:object-count="0" meta:page-count="2" meta:paragraph-count="26" meta:word-count="220" meta:character-count="1591"/>
    <dc:creator>Dima Wide</dc:creator>
    <meta:user-defined meta:name="Info 1"/>
    <meta:user-defined meta:name="Info 2"/>
    <meta:user-defined meta:name="Info 3"/>
    <meta:user-defined meta:name="Info 4"/>
  </office:meta>
</office:document-meta>
</file>